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627101492301</text:p>
          </table:table-cell>
          <table:table-cell office:value-type="string" calcext:value-type="string">
            <text:p>2025-01-19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7101492301</text:p>
          </table:table-cell>
          <table:table-cell office:value-type="string" calcext:value-type="string">
            <text:p>2024-01-04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808" calcext:value-type="float">
            <text:p>83.6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7101492301</text:p>
          </table:table-cell>
          <table:table-cell office:value-type="string" calcext:value-type="string">
            <text:p>2023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0584" calcext:value-type="float">
            <text:p>83.92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7101492301</text:p>
          </table:table-cell>
          <table:table-cell office:value-type="string" calcext:value-type="string">
            <text:p>2022-01-05 14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724" calcext:value-type="float">
            <text:p>84.59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7101492301</text:p>
          </table:table-cell>
          <table:table-cell office:value-type="string" calcext:value-type="string">
            <text:p>2021-01-06 15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672" calcext:value-type="float">
            <text:p>84.2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7101492301</text:p>
          </table:table-cell>
          <table:table-cell office:value-type="string" calcext:value-type="string">
            <text:p>2020-01-04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004" calcext:value-type="float">
            <text:p>84.14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7101492301</text:p>
          </table:table-cell>
          <table:table-cell office:value-type="string" calcext:value-type="string">
            <text:p>2019-01-24 14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056" calcext:value-type="float">
            <text:p>84.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7101492301</text:p>
          </table:table-cell>
          <table:table-cell office:value-type="string" calcext:value-type="string">
            <text:p>2018-01-04 14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4384" calcext:value-type="float">
            <text:p>83.84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7101492301</text:p>
          </table:table-cell>
          <table:table-cell office:value-type="string" calcext:value-type="string">
            <text:p>2017-01-05 15:38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5576" calcext:value-type="float">
            <text:p>83.4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7101492301</text:p>
          </table:table-cell>
          <table:table-cell office:value-type="string" calcext:value-type="string">
            <text:p>2016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1984" calcext:value-type="float">
            <text:p>83.6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7101492301</text:p>
          </table:table-cell>
          <table:table-cell office:value-type="string" calcext:value-type="string">
            <text:p>2016-01-04 15:25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7101492301</text:p>
          </table:table-cell>
          <table:table-cell office:value-type="string" calcext:value-type="string">
            <text:p>2015-01-04 22:07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208" calcext:value-type="float">
            <text:p>85.2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7101492301</text:p>
          </table:table-cell>
          <table:table-cell office:value-type="string" calcext:value-type="string">
            <text:p>2014-01-04 20:45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432" calcext:value-type="float">
            <text:p>84.0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7101492301</text:p>
          </table:table-cell>
          <table:table-cell office:value-type="string" calcext:value-type="string">
            <text:p>2013-01-04 23:34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35672" calcext:value-type="float">
            <text:p>96.43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7101492301</text:p>
          </table:table-cell>
          <table:table-cell office:value-type="string" calcext:value-type="string">
            <text:p>2012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1192" calcext:value-type="float">
            <text:p>83.4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7101492301</text:p>
          </table:table-cell>
          <table:table-cell office:value-type="string" calcext:value-type="string">
            <text:p>2011-01-05 22:28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964" calcext:value-type="float">
            <text:p>84.7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7101492301</text:p>
          </table:table-cell>
          <table:table-cell office:value-type="string" calcext:value-type="string">
            <text:p>2010-01-04 22:43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9272" calcext:value-type="float">
            <text:p>83.3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7101492301</text:p>
          </table:table-cell>
          <table:table-cell office:value-type="string" calcext:value-type="string">
            <text:p>2009-01-07 14:56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4744" calcext:value-type="float">
            <text:p>82.91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7101492301</text:p>
          </table:table-cell>
          <table:table-cell office:value-type="string" calcext:value-type="string">
            <text:p>2008-01-06 16:54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7184" calcext:value-type="float">
            <text:p>83.3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7101492301</text:p>
          </table:table-cell>
          <table:table-cell office:value-type="string" calcext:value-type="string">
            <text:p>2007-04-04 15:56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124" calcext:value-type="float">
            <text:p>82.3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7101492301</text:p>
          </table:table-cell>
          <table:table-cell office:value-type="string" calcext:value-type="string">
            <text:p>2006-01-07 18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0304" calcext:value-type="float">
            <text:p>81.6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7101492301</text:p>
          </table:table-cell>
          <table:table-cell office:value-type="string" calcext:value-type="string">
            <text:p>2005-01-11 17:50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892" calcext:value-type="float">
            <text:p>78.9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6" meta:object-count="0"/>
    <meta:user-defined meta:name="AppVersion">3.0</meta:user-defined>
  </office:meta>
</office:document-meta>
</file>